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style:font-name-asian="Arial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" fo:font-size="12pt" officeooo:paragraph-rsid="0023dae5" style:font-name-asian="Arial" style:font-size-asian="12pt" style:font-size-complex="12pt"/>
    </style:style>
    <style:style style:name="T1" style:family="text">
      <style:text-properties fo:background-color="transparent" loext:char-shading-value="0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f68bda4-7fff-c52b-d346-114a90f21de2"/>Elmで「ちゃぶ台返し」する方法</text:p>
      <text:p text:style-name="P1">東京、お久しぶりですね！去年、自分で作った物理エンジンを発表しました。今回はより面白い話を<text:ruby text:style-name="Ru1"><text:ruby-base>用意</text:ruby-base><text:ruby-text>ようい</text:ruby-text></text:ruby>してきました。エルムで「ちゃぶ台返し」する方法という話です。なんでちゃぶ台返しかと思うかもしれませんが。</text:p>
      <text:p text:style-name="P1"/>
      <text:p text:style-name="P1">いくつかの<text:ruby text:style-name="Ru1"><text:ruby-base>理由</text:ruby-base><text:ruby-text>りゆう</text:ruby-text></text:ruby>があります。第一に、これはいいストレス<text:ruby text:style-name="Ru1"><text:ruby-base>解</text:ruby-base><text:ruby-text>かい</text:ruby-text></text:ruby><text:ruby text:style-name="Ru1"><text:ruby-base>消</text:ruby-base><text:ruby-text>しょう</text:ruby-text></text:ruby>ツールですね。昼休みにデモを作って、SoundCloudの<text:ruby text:style-name="Ru1"><text:ruby-base>同僚</text:ruby-base><text:ruby-text>どうりょう</text:ruby-text></text:ruby>に見せたら、めっちゃ<text:ruby text:style-name="Ru1"><text:ruby-base>受</text:ruby-base><text:ruby-text>う</text:ruby-text></text:ruby>けました。第二に、elm-physicsの新しい<text:ruby text:style-name="Ru1"><text:ruby-base>機能</text:ruby-base><text:ruby-text>きのう</text:ruby-text></text:ruby>を見せるの良い<text:ruby text:style-name="Ru1"><text:ruby-base>例</text:ruby-base><text:ruby-text>れい</text:ruby-text></text:ruby>ですね。第三に、elm-3d-sceneと一緒に使いやすくなったのを見せたいです。</text:p>
      <text:p text:style-name="P1"/>
      <text:p text:style-name="P1">次のトピックについてお話します。<text:ruby text:style-name="Ru1"><text:ruby-base>必要</text:ruby-base><text:ruby-text>ひつよう</text:ruby-text></text:ruby>なパッケージ、3Dモデリング、レンダリングの設定、シミュレーション、ユーザーインタラクション。みんなが終わりまでコードを見たら自分のプロジェクトが作れると願っています。では、始めます！</text:p>
      <text:p text:style-name="P1"/>
      <text:p text:style-name="P1">使うパッケージは</text:p>
      <text:p text:style-name="P1">w0rm/elm-physics 物理シミュレーションのため、</text:p>
      <text:p text:style-name="P1">ianmackenzie/elm-geometry 3D<text:ruby text:style-name="Ru1"><text:ruby-base>計算</text:ruby-base><text:ruby-text>けいさん</text:ruby-text></text:ruby>、</text:p>
      <text:p text:style-name="P1">ianmackenzie/elm-units <text:ruby text:style-name="Ru1"><text:ruby-base>型</text:ruby-base><text:ruby-text>かた</text:ruby-text></text:ruby><text:ruby text:style-name="Ru1"><text:ruby-base>安全</text:ruby-base><text:ruby-text>あんぜん</text:ruby-text></text:ruby>な<text:ruby text:style-name="Ru1"><text:ruby-base>単</text:ruby-base><text:ruby-text>たん</text:ruby-text></text:ruby><text:ruby text:style-name="Ru1"><text:ruby-base>位</text:ruby-base><text:ruby-text>い</text:ruby-text></text:ruby><text:ruby text:style-name="Ru1"><text:ruby-base>変</text:ruby-base><text:ruby-text>へん</text:ruby-text></text:ruby><text:ruby text:style-name="Ru1"><text:ruby-base>換</text:ruby-base><text:ruby-text>かん</text:ruby-text></text:ruby>のためです、</text:p>
      <text:p text:style-name="P1"/>
      <text:p text:style-name="P1">elm-3d-scene 物理的なレンダリングのため、</text:p>
      <text:p text:style-name="P1">elm-3d-cameraとelm-colorはelm-3d-sceneを使うのに必要です。</text:p>
      <text:p text:style-name="P1"/>
      <text:p text:style-name="P1"><text:ruby text:style-name="Ru1"><text:ruby-base>最初</text:ruby-base><text:ruby-text>さいしょ</text:ruby-text></text:ruby>にちゃぶ台を<text:ruby text:style-name="Ru1"><text:ruby-base>選</text:ruby-base><text:ruby-text>えら</text:ruby-text></text:ruby>ばなければなりません。残念ながらベルリンではちゃぶ台を見つけるのは難しいですね。だからIKEAのLackというサイドテーブルを作りましょう！</text:p>
      <text:p text:style-name="P1"/>
      <text:p text:style-name="P1">3Dモデリングのためにネットでこの<text:ruby text:style-name="Ru1"><text:ruby-base>設計</text:ruby-base><text:ruby-text>せっけい</text:ruby-text></text:ruby><text:ruby text:style-name="Ru1"><text:ruby-base>図</text:ruby-base><text:ruby-text>ず</text:ruby-text></text:ruby>を見つけました。</text:p>
      <text:p text:style-name="P2"/>
      <text:p text:style-name="P2">テーブルは<text:ruby text:style-name="Ru1"><text:ruby-base>五</text:ruby-base><text:ruby-text>いつ</text:ruby-text></text:ruby>つのブロックから作られます。<text:ruby text:style-name="Ru1"><text:ruby-base>一枚</text:ruby-base><text:ruby-text>いちまい</text:ruby-text></text:ruby>の<text:ruby text:style-name="Ru1"><text:ruby-base>天</text:ruby-base><text:ruby-text>てん</text:ruby-text></text:ruby><text:ruby text:style-name="Ru1"><text:ruby-base>板</text:ruby-base><text:ruby-text>ばん</text:ruby-text></text:ruby>と<text:ruby text:style-name="Ru1"><text:ruby-base>四</text:ruby-base><text:ruby-text>よん</text:ruby-text></text:ruby><text:ruby text:style-name="Ru1"><text:ruby-base>本</text:ruby-base><text:ruby-text>ほん</text:ruby-text></text:ruby>の脚の<text:ruby text:style-name="Ru1"><text:ruby-base>位置</text:ruby-base><text:ruby-text>いち</text:ruby-text></text:ruby>をテーブルのローカル<text:ruby text:style-name="Ru1"><text:ruby-base>座標</text:ruby-base><text:ruby-text>ざひょう</text:ruby-text></text:ruby><text:ruby text:style-name="Ru1"><text:ruby-base>系</text:ruby-base><text:ruby-text>けい</text:ruby-text></text:ruby>で<text:ruby text:style-name="Ru1"><text:ruby-base>指定</text:ruby-base><text:ruby-text>してい</text:ruby-text></text:ruby>します。<text:ruby text:style-name="Ru1"><text:ruby-base>原点</text:ruby-base><text:ruby-text>げんてん</text:ruby-text></text:ruby>はテーブルの<text:ruby text:style-name="Ru1"><text:ruby-base>中央</text:ruby-base><text:ruby-text>ちゅうおう</text:ruby-text></text:ruby><text:ruby text:style-name="Ru1"><text:ruby-base>下</text:ruby-base><text:ruby-text>か</text:ruby-text></text:ruby>にあります。例えばテーブルの<text:ruby text:style-name="Ru1"><text:ruby-base>脚</text:ruby-base><text:ruby-text>あし</text:ruby-text></text:ruby>です。</text:p>
      <text:p text:style-name="P2"><text:soft-page-break/></text:p>
      <text:p text:style-name="P2">二つのものを<text:ruby text:style-name="Ru1"><text:ruby-base>定義</text:ruby-base><text:ruby-text>ていぎ</text:ruby-text></text:ruby>しなければなりません。物理シミュレーションのためにelm-physicsのシェープを作って、レンダリングのためにelm-3d-sceneのドローアブルを作ります。</text:p>
      <text:p text:style-name="P2"/>
      <text:p text:style-name="P1">elm-physicsではボディの<text:ruby text:style-name="Ru1"><text:ruby-base>型</text:ruby-base><text:ruby-text>かた</text:ruby-text></text:ruby>にカスタムデータを<text:ruby text:style-name="Ru1"><text:ruby-base>入</text:ruby-base><text:ruby-text>い</text:ruby-text></text:ruby>れることができます。このデータはボディのIDとドローアブルです。</text:p>
      <text:p text:style-name="P1"/>
      <text:p text:style-name="P1">ワールドには、テーブルの<text:ruby text:style-name="Ru1"><text:ruby-base>他</text:ruby-base><text:ruby-text>ほか</text:ruby-text></text:ruby>に<text:ruby text:style-name="Ru1"><text:ruby-base>床</text:ruby-base><text:ruby-text>ゆか</text:ruby-text></text:ruby>のボディも<text:ruby text:style-name="Ru1"><text:ruby-base>入</text:ruby-base><text:ruby-text>い</text:ruby-text></text:ruby>れておきます。</text:p>
      <text:p text:style-name="P1"/>
      <text:p text:style-name="P1">ところで、昼ご飯に行く<text:ruby text:style-name="Ru1"><text:ruby-base>途中</text:ruby-base><text:ruby-text>とちゅう</text:ruby-text></text:ruby>で、この写真を撮りました。ベルリンの人達は<text:ruby text:style-name="Ru1"><text:ruby-base>家具</text:ruby-base><text:ruby-text>かぐ</text:ruby-text></text:ruby>を外に<text:ruby text:style-name="Ru1"><text:ruby-base>捨</text:ruby-base><text:ruby-text>す</text:ruby-text></text:ruby>ててしまいます。</text:p>
      <text:p text:style-name="P1"/>
      <text:p text:style-name="P1">レンダリングのためにカメラと光が必要です。そして、ワールドからボディリストを<text:ruby text:style-name="Ru1"><text:ruby-base>撮</text:ruby-base><text:ruby-text>と</text:ruby-text></text:ruby>って、ボディのフレームを使って、ローカル<text:ruby text:style-name="Ru1"><text:ruby-base>座標</text:ruby-base><text:ruby-text>ざひょう</text:ruby-text></text:ruby><text:ruby text:style-name="Ru1"><text:ruby-base>系</text:ruby-base><text:ruby-text>けい</text:ruby-text></text:ruby>からワールド座標系まで<text:ruby text:style-name="Ru1"><text:ruby-base>変</text:ruby-base><text:ruby-text>へん</text:ruby-text></text:ruby><text:ruby text:style-name="Ru1"><text:ruby-base>換</text:ruby-base><text:ruby-text>かん</text:ruby-text></text:ruby>します。</text:p>
      <text:p text:style-name="P1"/>
      <text:p text:style-name="P1">そして、レンダリングします。</text:p>
      <text:p text:style-name="P1"/>
      <text:p text:style-name="P1">シミュレーションしたいなら、アニメーションフレームというサブスクリプションからのメッセージをもらって、ワールドのシミュレート関数を呼び出します。</text:p>
      <text:p text:style-name="P1"/>
      <text:p text:style-name="P1">他のメッセージはリサイズとマウス<text:ruby text:style-name="Ru1"><text:ruby-base>移動</text:ruby-base><text:ruby-text>いどう</text:ruby-text></text:ruby>です。</text:p>
      <text:p text:style-name="P1"/>
      <text:p text:style-name="P1">マウスでテーブルを<text:ruby text:style-name="Ru1"><text:ruby-base>動</text:ruby-base><text:ruby-text>うご</text:ruby-text></text:ruby>かすために、テーブル<text:ruby text:style-name="Ru1"><text:ruby-base>上</text:ruby-base><text:ruby-text>じょう</text:ruby-text></text:ruby>のマウスダウンした<text:ruby text:style-name="Ru1"><text:ruby-base>位置</text:ruby-base><text:ruby-text>いち</text:ruby-text></text:ruby>を<text:ruby text:style-name="Ru1"><text:ruby-base>計算</text:ruby-base><text:ruby-text>けいさん</text:ruby-text></text:ruby>します。この<text:ruby text:style-name="Ru1"><text:ruby-base>位置</text:ruby-base><text:ruby-text>いち</text:ruby-text></text:ruby>でマウスのボディを作って、テーブルとマウスをくっつけます。そしてこの<text:ruby text:style-name="Ru1"><text:ruby-base>位置</text:ruby-base><text:ruby-text>いち</text:ruby-text></text:ruby>に、カメラに<text:ruby text:style-name="Ru1"><text:ruby-base>向</text:ruby-base><text:ruby-text>む</text:ruby-text></text:ruby>いた<text:ruby text:style-name="Ru1"><text:ruby-base>平面</text:ruby-base><text:ruby-text>へいめん</text:ruby-text></text:ruby>を作ります。マウスが動いたら、マウスの位置をこの<text:ruby text:style-name="Ru1"><text:ruby-base>平面</text:ruby-base><text:ruby-text>へいめん</text:ruby-text></text:ruby><text:ruby text:style-name="Ru1"><text:ruby-base>上</text:ruby-base><text:ruby-text>じょう</text:ruby-text></text:ruby>に<text:ruby text:style-name="Ru1"><text:ruby-base>投影</text:ruby-base><text:ruby-text>とうえい</text:ruby-text></text:ruby>した場所に、マウスのボディを<text:ruby text:style-name="Ru1"><text:ruby-base>移動</text:ruby-base><text:ruby-text>いどう</text:ruby-text></text:ruby>します。そうするとテーブルがマウスについてきます。</text:p>
      <text:p text:style-name="P1"/>
      <text:p text:style-name="P1">これはテーブル<text:ruby text:style-name="Ru1"><text:ruby-base>上</text:ruby-base><text:ruby-text>じょう</text:ruby-text></text:ruby>のマウスダウンした位置を<text:ruby text:style-name="Ru1"><text:ruby-base>計算</text:ruby-base><text:ruby-text>けいさん</text:ruby-text></text:ruby>するコードです。ワールドのレイキャスト関数を呼び出します。</text:p>
      <text:p text:style-name="P1"/>
      <text:p text:style-name="P1"><text:soft-page-break/>これはマウスのボディを作って、テーブルとマウスをくっつけるためのコードです。</text:p>
      <text:p text:style-name="P1"/>
      <text:p text:style-name="P1">マウスのボディを<text:ruby text:style-name="Ru1"><text:ruby-base>移動</text:ruby-base><text:ruby-text>いどう</text:ruby-text></text:ruby>するコードです。</text:p>
      <text:p text:style-name="P1"/>
      <text:p text:style-name="P1">それだけです。<text:ruby text:style-name="Ru1"><text:ruby-base><text:span text:style-name="T1">全</text:span></text:ruby-base><text:ruby-text>すべ</text:ruby-text></text:ruby><text:span text:style-name="T1">て</text:span>のコードは400<text:ruby text:style-name="Ru1"><text:ruby-base>行</text:ruby-base><text:ruby-text>ぎょう</text:ruby-text></text:ruby><text:ruby text:style-name="Ru1"><text:ruby-base>未</text:ruby-base><text:ruby-text>み</text:ruby-text></text:ruby><text:ruby text:style-name="Ru1"><text:ruby-base>満</text:ruby-base><text:ruby-text>まん</text:ruby-text></text:ruby>です。そのほとんどはインポートと設定です。</text:p>
      <text:p text:style-name="P1">では、ちゃぶ台返ししましょう！影がかっこいいですね！elm-3d-sceneを作ったイアンさんと一緒に影のプロトタイプを書きました。彼の発表をぜひ見てください！</text:p>
      <text:p text:style-name="P1"/>
      <text:p text:style-name="P1"><text:ruby text:style-name="Ru1"><text:ruby-base>最後</text:ruby-base><text:ruby-text>さいご</text:ruby-text></text:ruby>のスライドはこのリンクです。ちゃぶ台返しのコードをオープンソースにしました。</text:p>
      <text:p text:style-name="P1">もっとelm-physicsかelm-3d-sceneについて知りたいなら見てみてください。スライドへのリンクをツイートします。</text:p>
      <text:p text:style-name="P1"/>
      <text:p text:style-name="P1">ありがとうございました！</text:p>
      <text:p text:style-name="P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8T20:36:05.893669836</meta:creation-date>
    <dc:date>2019-11-25T17:02:00.428233280</dc:date>
    <meta:editing-duration>PT23M17S</meta:editing-duration>
    <meta:editing-cycles>8</meta:editing-cycles>
    <meta:generator>LibreOffice/6.3.3.2$MacOSX_X86_64 LibreOffice_project/a64200df03143b798afd1ec74a12ab50359878ed</meta:generator>
    <meta:document-statistic meta:table-count="0" meta:image-count="0" meta:object-count="0" meta:page-count="3" meta:paragraph-count="31" meta:word-count="1442" meta:character-count="1657" meta:non-whitespace-character-count="1651"/>
  </office:meta>
</office:document-meta>
</file>